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 # 3)</text:p>
      <text:p text:style-name="Standard">&gt; (Name &lt;- "Joseph Blubaugh")</text:p>
      <text:p text:style-name="Standard">[1] "Joseph Blubaugh"</text:p>
      <text:p text:style-name="Standard">&gt; </text:p>
      <text:p text:style-name="Standard">&gt; # 4)</text:p>
      <text:p text:style-name="Standard">&gt; Sys.time()</text:p>
      <text:p text:style-name="Standard">[1] "2016-08-31 18:13:31 CDT"</text:p>
      <text:p text:style-name="Standard">&gt; </text:p>
      <text:p text:style-name="Standard">&gt; #5)</text:p>
      <text:p text:style-name="Standard">&gt; help.start()</text:p>
      <text:p text:style-name="Standard">If nothing happens, you should open</text:p>
      <text:p text:style-name="Standard">‘http://127.0.0.1:31395/doc/html/index.html’ yourself</text:p>
      <text:p text:style-name="Standard">&gt; x &lt;- rnorm(50)</text:p>
      <text:p text:style-name="Standard">&gt; y &lt;-rnorm(x)</text:p>
      <text:p text:style-name="Standard">&gt; </text:p>
      <text:p text:style-name="Standard">&gt; plot(x,y)</text:p>
      <text:p text:style-name="Standard">&gt; </text:p>
      <text:p text:style-name="Standard">&gt; # 7)</text:p>
      <text:p text:style-name="Standard">&gt; ls()</text:p>
      <text:p text:style-name="Standard"><text:s/>[1] "dummy" <text:s text:c="3"/>"filepath" "fm" <text:s text:c="6"/>"fm1" <text:s text:c="5"/>"lrf" <text:s text:c="5"/>"mm" <text:s text:c="5"/></text:p>
      <text:p text:style-name="Standard"><text:s/>[7] "Name" <text:s text:c="4"/>"oldpar" <text:s text:c="2"/>"th" <text:s text:c="6"/>"w" <text:s text:c="7"/>"x" <text:s text:c="7"/>"y" <text:s text:c="6"/></text:p>
      <text:p text:style-name="Standard">[13] "z" <text:s text:c="6"/></text:p>
      <text:p text:style-name="Standard">&gt; </text:p>
      <text:p text:style-name="Standard">&gt; rm(x, y)</text:p>
      <text:p text:style-name="Standard">&gt; </text:p>
      <text:p text:style-name="Standard">&gt; x &lt;- 1:20</text:p>
      <text:p text:style-name="Standard">&gt; </text:p>
      <text:p text:style-name="Standard">&gt; w &lt;- 1 + sqrt(x)/2</text:p>
      <text:p text:style-name="Standard">&gt; </text:p>
      <text:p text:style-name="Standard">&gt; dummy &lt;- data.frame(x = x, y = x + rnorm(x) * w)</text:p>
      <text:p text:style-name="Standard">&gt; </text:p>
      <text:p text:style-name="Standard">&gt; fm &lt;- lm(y ~ x, data = dummy)</text:p>
      <text:p text:style-name="Standard">&gt; summary(fm)</text:p>
      <text:p text:style-name="Standard"/>
      <text:p text:style-name="Standard">Call:</text:p>
      <text:p text:style-name="Standard">lm(formula = y ~ x, data = dummy)</text:p>
      <text:p text:style-name="Standard"/>
      <text:p text:style-name="Standard">Residuals:</text:p>
      <text:p text:style-name="Standard"><text:s text:c="4"/>Min <text:s text:c="5"/>1Q <text:s/>Median <text:s text:c="5"/>3Q <text:s text:c="4"/>Max </text:p>
      <text:p text:style-name="Standard">-5.6147 -1.3348 <text:s/>0.3304 <text:s/>1.0768 <text:s/>6.1564 </text:p>
      <text:p text:style-name="Standard"/>
      <text:p text:style-name="Standard">Coefficients:</text:p>
      <text:p text:style-name="Standard"><text:s text:c="12"/>Estimate Std. Error t value Pr(&gt;|t|) <text:s text:c="3"/></text:p>
      <text:p text:style-name="Standard">(Intercept) <text:s/>-0.4959 <text:s text:c="4"/>1.2620 <text:s/>-0.393 <text:s text:c="3"/>0.699 <text:s text:c="3"/></text:p>
      <text:p text:style-name="Standard">x <text:s text:c="12"/>1.2082 <text:s text:c="4"/>0.1053 <text:s/>11.469 1.04e-09 ***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2.717 on 18 degrees of freedom</text:p>
      <text:p text:style-name="Standard"><text:soft-page-break/>Multiple R-squared: <text:s/>0.8796, <text:s text:c="3"/>Adjusted R-squared: <text:s/>0.8729 </text:p>
      <text:p text:style-name="Standard">F-statistic: 131.5 on 1 and 18 DF, <text:s/>p-value: 1.042e-09</text:p>
      <text:p text:style-name="Standard"/>
      <text:p text:style-name="Standard">&gt; </text:p>
      <text:p text:style-name="Standard">&gt; fm1 &lt;- lm(y ~ x, data = dummy, weight = 1 / w^2)</text:p>
      <text:p text:style-name="Standard">&gt; summary(fm1)</text:p>
      <text:p text:style-name="Standard"/>
      <text:p text:style-name="Standard">Call:</text:p>
      <text:p text:style-name="Standard">lm(formula = y ~ x, data = dummy, weights = 1/w^2)</text:p>
      <text:p text:style-name="Standard"/>
      <text:p text:style-name="Standard">Weighted Residuals:</text:p>
      <text:p text:style-name="Standard"><text:s text:c="5"/>Min <text:s text:c="6"/>1Q <text:s text:c="2"/>Median <text:s text:c="6"/>3Q <text:s text:c="5"/>Max </text:p>
      <text:p text:style-name="Standard">-2.27486 -0.37598 <text:s/>0.04307 <text:s/>0.43759 <text:s/>2.03209 </text:p>
      <text:p text:style-name="Standard"/>
      <text:p text:style-name="Standard">Coefficients:</text:p>
      <text:p text:style-name="Standard"><text:s text:c="12"/>Estimate Std. Error t value Pr(&gt;|t|) <text:s text:c="3"/></text:p>
      <text:p text:style-name="Standard">(Intercept) -0.08422 <text:s text:c="3"/>0.89356 <text:s/>-0.094 <text:s text:c="3"/>0.926 <text:s text:c="3"/></text:p>
      <text:p text:style-name="Standard">x <text:s text:c="11"/>1.17051 <text:s text:c="3"/>0.09111 <text:s/>12.847 1.67e-10 ***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0.9874 on 18 degrees of freedom</text:p>
      <text:p text:style-name="Standard">Multiple R-squared: <text:s/>0.9017, <text:s text:c="3"/>Adjusted R-squared: <text:s/>0.8962 </text:p>
      <text:p text:style-name="Standard">F-statistic: <text:s text:c="2"/>165 on 1 and 18 DF, <text:s/>p-value: 1.671e-10</text:p>
      <text:p text:style-name="Standard"/>
      <text:p text:style-name="Standard">&gt; </text:p>
      <text:p text:style-name="Standard">&gt; attach(dummy)</text:p>
      <text:p text:style-name="Standard">The following object is masked _by_ .GlobalEnv:</text:p>
      <text:p text:style-name="Standard"/>
      <text:p text:style-name="Standard"><text:s text:c="4"/>x</text:p>
      <text:p text:style-name="Standard"/>
      <text:p text:style-name="Standard">&gt; </text:p>
      <text:p text:style-name="Standard">&gt; lrf &lt;- lowess(x, y)</text:p>
      <text:p text:style-name="Standard">&gt; </text:p>
      <text:p text:style-name="Standard">&gt; plot(x, y)</text:p>
      <text:p text:style-name="Standard">&gt; </text:p>
      <text:p text:style-name="Standard">&gt; lines(x, lrf$y)</text:p>
      <text:p text:style-name="Standard">&gt; </text:p>
      <text:p text:style-name="Standard">&gt; abline(0, 1, lty = 3)</text:p>
      <text:p text:style-name="Standard">&gt; </text:p>
      <text:p text:style-name="Standard">&gt; abline(coef(fm))</text:p>
      <text:p text:style-name="Standard">&gt; </text:p>
      <text:p text:style-name="Standard">&gt; abline(coef(fm1), col = "red")</text:p>
      <text:p text:style-name="Standard">&gt; </text:p>
      <text:p text:style-name="Standard">&gt; # 8)</text:p>
      <text:p text:style-name="Standard">&gt; detach()</text:p>
      <text:p text:style-name="Standard">&gt; </text:p>
      <text:p text:style-name="Standard">&gt; plot(fitted(fm), resid(fm), xlab = "Fitted Values", ylab = "Residuals", main = "Residuals vs Fitted")</text:p>
      <text:p text:style-name="Standard">&gt; </text:p>
      <text:p text:style-name="Standard"><text:soft-page-break/>&gt; # 10)</text:p>
      <text:p text:style-name="Standard">&gt; qqnorm(resid(fm), main = "Residuals Rankit Plot")</text:p>
      <text:p text:style-name="Standard">&gt; </text:p>
      <text:p text:style-name="Standard">&gt; # 11)</text:p>
      <text:p text:style-name="Standard">&gt; rm(fm, fm1, lrf, x, dummy)</text:p>
      <text:p text:style-name="Standard">&gt; </text:p>
      <text:p text:style-name="Standard">&gt; # 12)</text:p>
      <text:p text:style-name="Standard">&gt; filepath &lt;- system.file("data", "morley.tab" , package="datasets")</text:p>
      <text:p text:style-name="Standard">&gt; filepath</text:p>
      <text:p text:style-name="Standard">[1] "C:/PROGRA~1/R/R-33~1.1/library/datasets/data/morley.tab"</text:p>
      <text:p text:style-name="Standard">&gt; </text:p>
      <text:p text:style-name="Standard">&gt; mm &lt;- read.table(filepath)</text:p>
      <text:p text:style-name="Standard">&gt; mm$Expt &lt;- factor(mm$Expt)</text:p>
      <text:p text:style-name="Standard">&gt; mm$Run &lt;- factor(mm$Run)</text:p>
      <text:p text:style-name="Standard">&gt; </text:p>
      <text:p text:style-name="Standard">&gt; attach(mm)</text:p>
      <text:p text:style-name="Standard">&gt; </text:p>
      <text:p text:style-name="Standard">&gt; plot(Expt, Speed, main = "Speed of Light Data", xlab = "Experiment No.")</text:p>
      <text:p text:style-name="Standard">&gt; </text:p>
      <text:p text:style-name="Standard">&gt; # 14)</text:p>
      <text:p text:style-name="Standard">&gt; fm &lt;- aov(Speed ~ Run + Expt, data = mm)</text:p>
      <text:p text:style-name="Standard">&gt; summary(fm)</text:p>
      <text:p text:style-name="Standard"><text:s text:c="12"/>Df Sum Sq Mean Sq F value <text:s/>Pr(&gt;F) <text:s text:c="2"/></text:p>
      <text:p text:style-name="Standard">Run <text:s text:c="8"/>19 113344 <text:s text:c="3"/>5965 <text:s text:c="2"/>1.105 0.36321 <text:s text:c="2"/></text:p>
      <text:p text:style-name="Standard">Expt <text:s text:c="8"/>4 <text:s/>94514 <text:s text:c="2"/>23629 <text:s text:c="2"/>4.378 0.00307 **</text:p>
      <text:p text:style-name="Standard">Residuals <text:s text:c="2"/>76 410166 <text:s text:c="3"/>5397 <text:s text:c="18"/></text:p>
      <text:p text:style-name="Standard">---</text:p>
      <text:p text:style-name="Standard">Signif. codes: <text:s/>0 ‘***’ 0.001 ‘**’ 0.01 ‘*’ 0.05 ‘.’ 0.1 ‘ ’ 1</text:p>
      <text:p text:style-name="Standard">&gt; fm0 &lt;- update(fm, . ~ . - Run)</text:p>
      <text:p text:style-name="Standard">&gt; anova(fm0, fm)</text:p>
      <text:p text:style-name="Standard">Analysis of Variance Table</text:p>
      <text:p text:style-name="Standard"/>
      <text:p text:style-name="Standard">Model 1: Speed ~ Expt</text:p>
      <text:p text:style-name="Standard">Model 2: Speed ~ Run + Expt</text:p>
      <text:p text:style-name="Standard"><text:s text:c="2"/>Res.Df <text:s text:c="3"/>RSS Df Sum of Sq <text:s text:c="5"/>F Pr(&gt;F)</text:p>
      <text:p text:style-name="Standard">1 <text:s text:c="4"/>95 523510 <text:s text:c="26"/></text:p>
      <text:p text:style-name="Standard">2 <text:s text:c="4"/>76 410166 19 <text:s text:c="3"/>113344 1.1053 0.3632</text:p>
      <text:p text:style-name="Standard">&gt; </text:p>
      <text:p text:style-name="Standard">&gt; detach()</text:p>
      <text:p text:style-name="Standard">&gt; rm(fm, fm0)</text:p>
      <text:p text:style-name="Standard">&gt; </text:p>
      <text:p text:style-name="Standard">&gt; x &lt;- seq(-pi, pi, len = 50)</text:p>
      <text:p text:style-name="Standard">&gt; y &lt;- x</text:p>
      <text:p text:style-name="Standard">&gt; f &lt;- outer (x, y, function(x, y) cos(y) / (1 + x^2))</text:p>
      <text:p text:style-name="Standard">&gt; oldpar &lt;- par(no.readonly = TRUE)</text:p>
      <text:p text:style-name="Standard">&gt; par(pty = "s")</text:p>
      <text:p text:style-name="Standard">&gt; contour(x, y, f)</text:p>
      <text:p text:style-name="Standard">&gt; contour(x, y, f, nlevels = 15, add = TRUE)</text:p>
      <text:p text:style-name="Standard">&gt; </text:p>
      <text:p text:style-name="Standard"><text:soft-page-break/>&gt; # 15)</text:p>
      <text:p text:style-name="Standard">&gt; fa &lt;- (f - t(f)) / 2</text:p>
      <text:p text:style-name="Standard">&gt; contour(x, y, fa, nlevels = 15)</text:p>
      <text:p text:style-name="Standard">&gt; </text:p>
      <text:p text:style-name="Standard">&gt; # 16)</text:p>
      <text:p text:style-name="Standard">&gt; par(oldpar)</text:p>
      <text:p text:style-name="Standard">&gt; image(x, y, f)</text:p>
      <text:p text:style-name="Standard">&gt; image(x, y, fa)</text:p>
      <text:p text:style-name="Standard">&gt; </text:p>
      <text:p text:style-name="Standard">&gt; # 17)</text:p>
      <text:p text:style-name="Standard">&gt; objects(); rm(x,y,f,fa)</text:p>
      <text:p text:style-name="Standard"><text:s/>[1] "f" <text:s text:c="7"/>"fa" <text:s text:c="6"/>"filepath" "mm" <text:s text:c="6"/>"Name" <text:s text:c="4"/>"oldpar" <text:s/></text:p>
      <text:p text:style-name="Standard"><text:s/>[7] "th" <text:s text:c="6"/>"w" <text:s text:c="7"/>"x" <text:s text:c="7"/>"y" <text:s text:c="7"/>"z" <text:s text:c="6"/></text:p>
      <text:p text:style-name="Standard">&gt; th &lt;- seq(-pi, pi, len = 100)</text:p>
      <text:p text:style-name="Standard">&gt; z &lt;- exp(1i * th)</text:p>
      <text:p text:style-name="Standard">&gt; par(pty = "s")</text:p>
      <text:p text:style-name="Standard">&gt; plot(z, type = "l")</text:p>
      <text:p text:style-name="Standard">&gt; </text:p>
      <text:p text:style-name="Standard">&gt; # 18)</text:p>
      <text:p text:style-name="Standard">&gt; w &lt;- rnorm(100) + rnorm(100) * 1i</text:p>
      <text:p text:style-name="Standard">&gt; w &lt;- ifelse(Mod(w) &gt; 1, 1 / w, w)</text:p>
      <text:p text:style-name="Standard">&gt; </text:p>
      <text:p text:style-name="Standard">&gt; plot(w, xlim = c(-1, 1), ylim = c(-1, 1), pch = "+", xlab = "x", ylab = "y")</text:p>
      <text:p text:style-name="Standard">&gt; lines(z)</text:p>
      <text:p text:style-name="Standard">&gt; </text:p>
      <text:p text:style-name="Standard">&gt; # 19)</text:p>
      <text:p text:style-name="Standard">&gt; w &lt;- sqrt(runif(100)) * exp(2 * pi * runif(100) * 1i)</text:p>
      <text:p text:style-name="Standard">&gt; plot(w, xlim = c(-1, 1), ylim = c(-1, 1), pch = "+", xlab = "x", ylab = "y")</text:p>
      <text:p text:style-name="Standard">&gt; lines(z)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Blubaugh</meta:initial-creator>
    <meta:creation-date>2016-08-31T18:14:13.50</meta:creation-date>
    <meta:document-statistic meta:table-count="0" meta:image-count="0" meta:object-count="0" meta:page-count="4" meta:paragraph-count="164" meta:word-count="730" meta:character-count="3974"/>
    <dc:date>2016-08-31T18:15:07.76</dc:date>
    <dc:creator>Joseph Blubaugh</dc:creator>
    <meta:editing-duration>PT54S</meta:editing-duration>
    <meta:editing-cycles>1</meta:editing-cycles>
    <meta:generator>OpenOffice/4.1.2$Win32 OpenOffice.org_project/412m3$Build-9782</meta:generator>
  </office:meta>
</office:document-meta>
</file>